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58in" style:rel-column-width="4818*"/>
    </style:style>
    <style:style style:name="Table1.B" style:family="table-column">
      <style:table-column-properties style:column-width="3.3472in" style:rel-column-width="48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language="zxx" fo:country="none" officeooo:rsid="00202295" officeooo:paragraph-rsid="00202295" style:font-size-asian="11pt" style:language-asian="zxx" style:country-asian="none" style:font-size-complex="11pt" style:language-complex="zxx" style:country-complex="none"/>
    </style:style>
    <style:style style:name="P2" style:family="paragraph" style:parent-style-name="Standard">
      <style:text-properties fo:font-size="11pt" fo:language="zxx" fo:country="none" officeooo:rsid="0020f760" officeooo:paragraph-rsid="0020f760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>
      <style:text-properties fo:font-size="11pt" fo:language="zxx" fo:country="none" officeooo:rsid="00a8bff5" officeooo:paragraph-rsid="00e41e49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>
      <style:text-properties fo:font-size="11pt" fo:language="zxx" fo:country="none" fo:font-style="normal" style:text-underline-style="none" fo:font-weight="normal" officeooo:rsid="00a8bff5" officeooo:paragraph-rsid="00aa3835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text-properties fo:font-size="11pt" fo:language="zxx" fo:country="none" fo:font-style="normal" style:text-underline-style="none" fo:font-weight="normal" officeooo:rsid="0108e63d" officeooo:paragraph-rsid="0108e63d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text-properties fo:font-size="11pt" fo:language="zxx" fo:country="none" fo:font-style="normal" style:text-underline-style="none" fo:font-weight="normal" officeooo:rsid="0108e63d" officeooo:paragraph-rsid="010b61f6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text-properties fo:font-size="11pt" fo:language="zxx" fo:country="none" fo:font-style="normal" style:text-underline-style="none" fo:font-weight="bold" officeooo:rsid="0136b4ae" officeooo:paragraph-rsid="0136b4ae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8" style:family="paragraph" style:parent-style-name="Standard">
      <style:text-properties fo:font-size="11pt" fo:language="zxx" fo:country="none" style:text-underline-style="none" officeooo:rsid="01101030" officeooo:paragraph-rsid="01289e60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text-properties fo:font-size="11pt" fo:language="zxx" fo:country="none" style:text-underline-style="none" officeooo:rsid="0116f829" officeooo:paragraph-rsid="0129aa72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text-properties fo:font-size="11pt" fo:language="zxx" fo:country="none" style:text-underline-style="none" officeooo:rsid="01198255" officeooo:paragraph-rsid="012a5772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fo:font-size="11pt" fo:language="zxx" fo:country="none" style:text-underline-style="none" officeooo:rsid="01198255" officeooo:paragraph-rsid="01199a80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fo:font-size="11pt" fo:language="zxx" fo:country="none" style:text-underline-style="none" officeooo:rsid="0119ad33" officeooo:paragraph-rsid="012833c3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fo:font-size="11pt" fo:language="zxx" fo:country="none" style:text-underline-style="none" officeooo:rsid="011b52e1" officeooo:paragraph-rsid="012833c3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text-properties fo:font-size="11pt" fo:language="zxx" fo:country="none" style:text-underline-style="none" officeooo:rsid="011d09fe" officeooo:paragraph-rsid="012a5772" style:font-size-asian="11pt" style:language-asian="zxx" style:country-asian="none" style:font-size-complex="11pt" style:language-complex="zxx" style:country-complex="none"/>
    </style:style>
    <style:style style:name="P15" style:family="paragraph" style:parent-style-name="Standard">
      <style:text-properties fo:font-size="11pt" fo:language="zxx" fo:country="none" style:text-underline-style="none" officeooo:rsid="011d09fe" officeooo:paragraph-rsid="012833c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text-properties fo:font-size="11pt" fo:language="zxx" fo:country="none" style:text-underline-style="none" officeooo:rsid="011d0ae1" officeooo:paragraph-rsid="012833c3" style:font-size-asian="11pt" style:language-asian="zxx" style:country-asian="none" style:font-size-complex="11pt" style:language-complex="zxx" style:country-complex="none"/>
    </style:style>
    <style:style style:name="P17" style:family="paragraph" style:parent-style-name="Standard">
      <style:text-properties fo:font-size="11pt" fo:language="zxx" fo:country="none" style:text-underline-style="none" officeooo:rsid="011e4ef1" officeooo:paragraph-rsid="012833c3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fo:font-size="11pt" fo:language="zxx" fo:country="none" style:text-underline-style="none" officeooo:rsid="011fad3f" officeooo:paragraph-rsid="012833c3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fo:font-size="11pt" fo:language="zxx" fo:country="none" style:text-underline-style="none" officeooo:rsid="0122081c" officeooo:paragraph-rsid="012833c3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fo:font-size="11pt" fo:language="zxx" fo:country="none" style:text-underline-style="none" officeooo:rsid="0123f824" officeooo:paragraph-rsid="012833c3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fo:font-size="11pt" fo:language="zxx" fo:country="none" style:text-underline-style="none" fo:font-weight="bold" officeooo:rsid="0136b4ae" officeooo:paragraph-rsid="0136b4a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Standard">
      <style:text-properties fo:font-size="11pt" fo:language="zxx" fo:country="none" style:text-underline-style="solid" style:text-underline-width="auto" style:text-underline-color="font-color" officeooo:rsid="0119ad33" officeooo:paragraph-rsid="0125833f" style:font-size-asian="11pt" style:language-asian="zxx" style:country-asian="none" style:font-size-complex="11pt" style:language-complex="zxx" style:country-complex="none"/>
    </style:style>
    <style:style style:name="P23" style:family="paragraph" style:parent-style-name="Standard">
      <style:paragraph-properties fo:break-before="page"/>
      <style:text-properties fo:font-size="11pt" fo:language="zxx" fo:country="none" fo:font-style="normal" style:text-underline-style="solid" style:text-underline-width="auto" style:text-underline-color="font-color" fo:font-weight="bold" officeooo:rsid="00e41e49" officeooo:paragraph-rsid="00e41e49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24" style:family="paragraph" style:parent-style-name="Table_20_Contents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text-properties fo:font-size="11pt" fo:language="zxx" fo:country="none" officeooo:rsid="00e6ce59" officeooo:paragraph-rsid="00e6ce59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text-properties fo:font-size="11pt" fo:language="zxx" fo:country="none" officeooo:rsid="00e6e32c" officeooo:paragraph-rsid="00e6e32c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text-properties fo:font-size="11pt" fo:language="zxx" fo:country="none" officeooo:rsid="00e71024" officeooo:paragraph-rsid="00e71024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text-properties fo:font-size="11pt" fo:language="zxx" fo:country="none" officeooo:rsid="00e8e554" officeooo:paragraph-rsid="00e8e554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text-properties fo:font-size="11pt" fo:language="zxx" fo:country="none" officeooo:rsid="00e93831" officeooo:paragraph-rsid="00e93831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able_20_Contents">
      <style:text-properties fo:font-size="11pt" fo:language="zxx" fo:country="none" officeooo:rsid="00e973b1" officeooo:paragraph-rsid="00e973b1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able_20_Contents">
      <style:text-properties fo:font-size="11pt" fo:language="zxx" fo:country="none" officeooo:rsid="00eb15b9" officeooo:paragraph-rsid="00eb15b9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able_20_Contents">
      <style:text-properties fo:font-size="11pt" fo:language="zxx" fo:country="none" officeooo:rsid="00ef856a" officeooo:paragraph-rsid="00ef856a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able_20_Contents">
      <style:text-properties fo:font-size="11pt" fo:language="zxx" fo:country="none" officeooo:rsid="00f7fe08" officeooo:paragraph-rsid="00f7fe08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able_20_Contents">
      <style:text-properties fo:font-size="11pt" fo:language="zxx" fo:country="none" officeooo:rsid="00f8ce2a" officeooo:paragraph-rsid="00f8ce2a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able_20_Contents">
      <style:text-properties fo:font-size="11pt" fo:language="zxx" fo:country="none" officeooo:rsid="00fa6815" officeooo:paragraph-rsid="00fa6815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able_20_Contents">
      <style:text-properties fo:font-size="11pt" fo:language="zxx" fo:country="none" officeooo:rsid="00fcec2d" officeooo:paragraph-rsid="00fcec2d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able_20_Contents">
      <style:text-properties fo:font-size="11pt" fo:language="zxx" fo:country="none" officeooo:rsid="00fea2e4" officeooo:paragraph-rsid="00fea2e4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able_20_Contents">
      <style:text-properties fo:font-size="11pt" fo:language="zxx" fo:country="none" officeooo:rsid="01005329" officeooo:paragraph-rsid="01005329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able_20_Contents">
      <style:text-properties fo:font-size="11pt" fo:language="zxx" fo:country="none" officeooo:rsid="01020b40" officeooo:paragraph-rsid="01020b40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able_20_Contents">
      <style:text-properties fo:font-size="11pt" fo:language="zxx" fo:country="none" officeooo:rsid="01059f03" officeooo:paragraph-rsid="01059f03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able_20_Contents">
      <style:text-properties fo:font-size="11pt" fo:language="zxx" fo:country="none" officeooo:rsid="01070c48" officeooo:paragraph-rsid="01070c48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able_20_Contents">
      <style:text-properties fo:font-size="11pt" fo:language="zxx" fo:country="none" officeooo:rsid="012e2d95" officeooo:paragraph-rsid="012f8d05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able_20_Contents">
      <style:text-properties fo:font-size="11pt" fo:language="zxx" fo:country="none" officeooo:rsid="01309027" officeooo:paragraph-rsid="01309027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able_20_Contents">
      <style:text-properties fo:font-size="11pt" fo:language="zxx" fo:country="none" officeooo:rsid="0133cd2c" officeooo:paragraph-rsid="0133cd2c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able_20_Contents">
      <style:text-properties fo:font-size="11pt" fo:language="zxx" fo:country="none" officeooo:rsid="013dbada" officeooo:paragraph-rsid="013dbada" style:font-size-asian="11pt" style:language-asian="zxx" style:country-asian="none" style:font-size-complex="11pt" style:language-complex="zxx" style:country-complex="none"/>
    </style:style>
    <style:style style:name="P46" style:family="paragraph" style:parent-style-name="Standard">
      <style:text-properties fo:font-size="11pt" fo:language="zxx" fo:country="none" fo:font-style="normal" style:text-underline-style="solid" style:text-underline-width="auto" style:text-underline-color="font-color" fo:font-weight="bold" officeooo:rsid="00a8bff5" officeooo:paragraph-rsid="00e41e49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47" style:family="paragraph" style:parent-style-name="Standard">
      <style:text-properties fo:font-size="11pt" fo:language="zxx" fo:country="none" fo:font-style="normal" style:text-underline-style="solid" style:text-underline-width="auto" style:text-underline-color="font-color" fo:font-weight="bold" officeooo:rsid="00e41e49" officeooo:paragraph-rsid="00e41e49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48" style:family="paragraph" style:parent-style-name="Standard">
      <style:text-properties fo:font-size="11pt" fo:language="zxx" fo:country="none" fo:font-style="normal" style:text-underline-style="solid" style:text-underline-width="auto" style:text-underline-color="font-color" fo:font-weight="bold" officeooo:rsid="00202295" officeooo:paragraph-rsid="00e41e49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49" style:family="paragraph" style:parent-style-name="Standard" style:list-style-name="L1">
      <style:text-properties fo:font-size="11pt" fo:language="zxx" fo:country="none" officeooo:rsid="0045ad2d" officeooo:paragraph-rsid="0045ad2d" style:font-size-asian="11pt" style:language-asian="zxx" style:country-asian="none" style:font-size-complex="11pt" style:language-complex="zxx" style:country-complex="none"/>
    </style:style>
    <style:style style:name="P50" style:family="paragraph" style:parent-style-name="Standard" style:list-style-name="L2">
      <style:text-properties fo:font-size="11pt" fo:language="zxx" fo:country="none" officeooo:rsid="0045ad2d" officeooo:paragraph-rsid="0045ad2d" style:font-size-asian="11pt" style:language-asian="zxx" style:country-asian="none" style:font-size-complex="11pt" style:language-complex="zxx" style:country-complex="none"/>
    </style:style>
    <style:style style:name="P51" style:family="paragraph" style:parent-style-name="Standard" style:list-style-name="L1">
      <style:text-properties fo:font-size="11pt" fo:language="zxx" fo:country="none" officeooo:rsid="004b380f" officeooo:paragraph-rsid="004b380f" style:font-size-asian="11pt" style:language-asian="zxx" style:country-asian="none" style:font-size-complex="11pt" style:language-complex="zxx" style:country-complex="none"/>
    </style:style>
    <style:style style:name="P52" style:family="paragraph" style:parent-style-name="Standard" style:list-style-name="L1">
      <style:text-properties fo:font-size="11pt" fo:language="zxx" fo:country="none" officeooo:rsid="004f13b0" officeooo:paragraph-rsid="0099254b" style:font-size-asian="11pt" style:language-asian="zxx" style:country-asian="none" style:font-size-complex="11pt" style:language-complex="zxx" style:country-complex="none"/>
    </style:style>
    <style:style style:name="P53" style:family="paragraph" style:parent-style-name="Standard" style:list-style-name="L1">
      <style:text-properties fo:font-size="11pt" fo:language="zxx" fo:country="none" officeooo:rsid="005f8262" officeooo:paragraph-rsid="005f8262" style:font-size-asian="11pt" style:language-asian="zxx" style:country-asian="none" style:font-size-complex="11pt" style:language-complex="zxx" style:country-complex="none"/>
    </style:style>
    <style:style style:name="P54" style:family="paragraph" style:parent-style-name="Standard" style:list-style-name="L1">
      <style:text-properties fo:font-size="11pt" fo:language="zxx" fo:country="none" officeooo:rsid="006c3108" officeooo:paragraph-rsid="006c3108" style:font-size-asian="11pt" style:language-asian="zxx" style:country-asian="none" style:font-size-complex="11pt" style:language-complex="zxx" style:country-complex="none"/>
    </style:style>
    <style:style style:name="P55" style:family="paragraph" style:parent-style-name="Standard" style:list-style-name="L1">
      <style:text-properties fo:font-size="11pt" fo:language="zxx" fo:country="none" officeooo:rsid="006d9c67" officeooo:paragraph-rsid="0073ea5b" style:font-size-asian="11pt" style:language-asian="zxx" style:country-asian="none" style:font-size-complex="11pt" style:language-complex="zxx" style:country-complex="none"/>
    </style:style>
    <style:style style:name="P56" style:family="paragraph" style:parent-style-name="Standard" style:list-style-name="L1">
      <style:text-properties fo:font-size="11pt" fo:language="zxx" fo:country="none" officeooo:rsid="006ecf5f" officeooo:paragraph-rsid="0073ea5b" style:font-size-asian="11pt" style:language-asian="zxx" style:country-asian="none" style:font-size-complex="11pt" style:language-complex="zxx" style:country-complex="none"/>
    </style:style>
    <style:style style:name="P57" style:family="paragraph" style:parent-style-name="Standard" style:list-style-name="L1">
      <style:text-properties fo:font-size="11pt" fo:language="zxx" fo:country="none" officeooo:rsid="008feac4" officeooo:paragraph-rsid="008feac4" style:font-size-asian="11pt" style:language-asian="zxx" style:country-asian="none" style:font-size-complex="11pt" style:language-complex="zxx" style:country-complex="none"/>
    </style:style>
    <style:style style:name="P58" style:family="paragraph" style:parent-style-name="Standard" style:list-style-name="L1">
      <style:text-properties fo:font-size="11pt" fo:language="zxx" fo:country="none" officeooo:rsid="007b0b29" officeooo:paragraph-rsid="007b0b29" style:font-size-asian="11pt" style:language-asian="zxx" style:country-asian="none" style:font-size-complex="11pt" style:language-complex="zxx" style:country-complex="none"/>
    </style:style>
    <style:style style:name="P59" style:family="paragraph" style:parent-style-name="Standard" style:list-style-name="L1">
      <style:text-properties fo:font-size="11pt" fo:language="zxx" fo:country="none" officeooo:rsid="007cd1a4" officeooo:paragraph-rsid="007cd1a4" style:font-size-asian="11pt" style:language-asian="zxx" style:country-asian="none" style:font-size-complex="11pt" style:language-complex="zxx" style:country-complex="none"/>
    </style:style>
    <style:style style:name="P60" style:family="paragraph" style:parent-style-name="Standard" style:list-style-name="L1">
      <style:text-properties fo:font-size="11pt" fo:language="zxx" fo:country="none" officeooo:rsid="007d1ad1" officeooo:paragraph-rsid="007d778e" style:font-size-asian="11pt" style:language-asian="zxx" style:country-asian="none" style:font-size-complex="11pt" style:language-complex="zxx" style:country-complex="none"/>
    </style:style>
    <style:style style:name="P61" style:family="paragraph" style:parent-style-name="Standard" style:list-style-name="L1">
      <style:text-properties fo:font-size="11pt" fo:language="zxx" fo:country="none" officeooo:rsid="00809ea2" officeooo:paragraph-rsid="00809ea2" style:font-size-asian="11pt" style:language-asian="zxx" style:country-asian="none" style:font-size-complex="11pt" style:language-complex="zxx" style:country-complex="none"/>
    </style:style>
    <style:style style:name="P62" style:family="paragraph" style:parent-style-name="Standard" style:list-style-name="L2">
      <style:text-properties fo:font-size="11pt" fo:language="zxx" fo:country="none" officeooo:rsid="00531af4" officeooo:paragraph-rsid="00675699" style:font-size-asian="11pt" style:language-asian="zxx" style:country-asian="none" style:font-size-complex="11pt" style:language-complex="zxx" style:country-complex="none"/>
    </style:style>
    <style:style style:name="P63" style:family="paragraph" style:parent-style-name="Standard" style:list-style-name="L2">
      <style:text-properties fo:font-size="11pt" fo:language="zxx" fo:country="none" officeooo:rsid="0053841c" officeooo:paragraph-rsid="00675699" style:font-size-asian="11pt" style:language-asian="zxx" style:country-asian="none" style:font-size-complex="11pt" style:language-complex="zxx" style:country-complex="none"/>
    </style:style>
    <style:style style:name="P64" style:family="paragraph" style:parent-style-name="Standard" style:list-style-name="L2">
      <style:text-properties fo:font-size="11pt" fo:language="zxx" fo:country="none" officeooo:rsid="00616d6a" officeooo:paragraph-rsid="00616d6a" style:font-size-asian="11pt" style:language-asian="zxx" style:country-asian="none" style:font-size-complex="11pt" style:language-complex="zxx" style:country-complex="none"/>
    </style:style>
    <style:style style:name="P65" style:family="paragraph" style:parent-style-name="Standard" style:list-style-name="L2">
      <style:text-properties fo:font-size="11pt" fo:language="zxx" fo:country="none" officeooo:rsid="0068e413" officeooo:paragraph-rsid="0068e413" style:font-size-asian="11pt" style:language-asian="zxx" style:country-asian="none" style:font-size-complex="11pt" style:language-complex="zxx" style:country-complex="none"/>
    </style:style>
    <style:style style:name="P66" style:family="paragraph" style:parent-style-name="Standard" style:list-style-name="L3">
      <style:text-properties fo:font-size="11pt" fo:language="zxx" fo:country="none" officeooo:rsid="00852920" officeooo:paragraph-rsid="0086800f" style:font-size-asian="11pt" style:language-asian="zxx" style:country-asian="none" style:font-size-complex="11pt" style:language-complex="zxx" style:country-complex="none"/>
    </style:style>
    <style:style style:name="P67" style:family="paragraph" style:parent-style-name="Standard" style:list-style-name="L5">
      <style:text-properties fo:font-size="11pt" fo:language="zxx" fo:country="none" officeooo:rsid="00946813" officeooo:paragraph-rsid="00b507a9" style:font-size-asian="11pt" style:language-asian="zxx" style:country-asian="none" style:font-size-complex="11pt" style:language-complex="zxx" style:country-complex="none"/>
    </style:style>
    <style:style style:name="P68" style:family="paragraph" style:parent-style-name="Standard" style:list-style-name="L2">
      <style:text-properties fo:font-size="11pt" fo:language="zxx" fo:country="none" officeooo:rsid="00946813" officeooo:paragraph-rsid="00946813" style:font-size-asian="11pt" style:language-asian="zxx" style:country-asian="none" style:font-size-complex="11pt" style:language-complex="zxx" style:country-complex="none"/>
    </style:style>
    <style:style style:name="P69" style:family="paragraph" style:parent-style-name="Standard" style:list-style-name="L2">
      <style:text-properties fo:font-size="11pt" fo:language="zxx" fo:country="none" officeooo:rsid="00927324" officeooo:paragraph-rsid="00927324" style:font-size-asian="11pt" style:language-asian="zxx" style:country-asian="none" style:font-size-complex="11pt" style:language-complex="zxx" style:country-complex="none"/>
    </style:style>
    <style:style style:name="P70" style:family="paragraph" style:parent-style-name="Standard" style:list-style-name="L6">
      <style:text-properties fo:font-size="11pt" fo:language="zxx" fo:country="none" officeooo:rsid="00ab6bf9" officeooo:paragraph-rsid="00a308f5" style:font-size-asian="11pt" style:language-asian="zxx" style:country-asian="none" style:font-size-complex="11pt" style:language-complex="zxx" style:country-complex="none"/>
    </style:style>
    <style:style style:name="P71" style:family="paragraph" style:parent-style-name="Standard">
      <style:text-properties fo:font-size="11pt" fo:language="zxx" fo:country="none" style:text-underline-style="none" officeooo:rsid="00aa3835" officeooo:paragraph-rsid="012833c3" style:font-size-asian="11pt" style:language-asian="zxx" style:country-asian="none" style:font-size-complex="11pt" style:language-complex="zxx" style:country-complex="none"/>
    </style:style>
    <style:style style:name="P72" style:family="paragraph" style:parent-style-name="Standard" style:list-style-name="L3">
      <style:text-properties fo:language="zxx" fo:country="none" officeooo:paragraph-rsid="00890b77" style:language-asian="zxx" style:country-asian="none" style:language-complex="zxx" style:country-complex="none"/>
    </style:style>
    <style:style style:name="P73" style:family="paragraph" style:parent-style-name="Standard" style:list-style-name="L4">
      <style:text-properties fo:language="zxx" fo:country="none" officeooo:rsid="008a44aa" officeooo:paragraph-rsid="008b5317" style:language-asian="zxx" style:country-asian="none" style:language-complex="zxx" style:country-complex="none"/>
    </style:style>
    <style:style style:name="P74" style:family="paragraph" style:parent-style-name="Standard" style:list-style-name="L3">
      <style:text-properties fo:language="zxx" fo:country="none" officeooo:rsid="00b04561" officeooo:paragraph-rsid="00b04561" style:language-asian="zxx" style:country-asian="none" style:language-complex="zxx" style:country-complex="none"/>
    </style:style>
    <style:style style:name="P75" style:family="paragraph" style:parent-style-name="Standard" style:list-style-name="L2">
      <style:text-properties fo:language="zxx" fo:country="none" officeooo:rsid="009072b6" officeooo:paragraph-rsid="009072b6" style:language-asian="zxx" style:country-asian="none" style:language-complex="zxx" style:country-complex="none"/>
    </style:style>
    <style:style style:name="P76" style:family="paragraph" style:parent-style-name="Table_20_Contents">
      <style:text-properties fo:font-size="11pt" fo:language="zxx" fo:country="none" officeooo:rsid="00f4db28" officeooo:paragraph-rsid="00ebd16c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able_20_Contents">
      <style:text-properties fo:font-size="11pt" fo:language="zxx" fo:country="none" officeooo:rsid="012f0490" officeooo:paragraph-rsid="012f8d05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b1e09" style:font-weight-asian="bold" style:font-weight-complex="bold"/>
    </style:style>
    <style:style style:name="T3" style:family="text">
      <style:text-properties fo:font-weight="bold" officeooo:rsid="009c4b28" style:font-weight-asian="bold" style:font-weight-complex="bold"/>
    </style:style>
    <style:style style:name="T4" style:family="text">
      <style:text-properties fo:font-weight="bold" officeooo:rsid="00d22da5" style:font-weight-asian="bold" style:font-weight-complex="bold"/>
    </style:style>
    <style:style style:name="T5" style:family="text">
      <style:text-properties fo:font-weight="bold" officeooo:rsid="00202295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877a53" style:font-size-asian="11pt" style:font-size-complex="11pt"/>
    </style:style>
    <style:style style:name="T8" style:family="text">
      <style:text-properties fo:font-size="11pt" officeooo:rsid="0086800f" style:font-size-asian="11pt" style:font-size-complex="11pt"/>
    </style:style>
    <style:style style:name="T9" style:family="text">
      <style:text-properties fo:font-size="11pt" officeooo:rsid="0077be10" style:font-size-asian="11pt" style:font-size-complex="11pt"/>
    </style:style>
    <style:style style:name="T10" style:family="text">
      <style:text-properties fo:font-size="11pt" officeooo:rsid="00890b77" style:font-size-asian="11pt" style:font-size-complex="11pt"/>
    </style:style>
    <style:style style:name="T11" style:family="text">
      <style:text-properties fo:font-size="11pt" officeooo:rsid="008d14cc" style:font-size-asian="11pt" style:font-size-complex="11pt"/>
    </style:style>
    <style:style style:name="T12" style:family="text">
      <style:text-properties fo:font-size="11pt" officeooo:rsid="00b0679c" style:font-size-asian="11pt" style:font-size-complex="11pt"/>
    </style:style>
    <style:style style:name="T13" style:family="text">
      <style:text-properties fo:font-size="11pt" officeooo:rsid="009110a6" style:font-size-asian="11pt" style:font-size-complex="11pt"/>
    </style:style>
    <style:style style:name="T14" style:family="text">
      <style:text-properties officeooo:rsid="0047db3a"/>
    </style:style>
    <style:style style:name="T15" style:family="text">
      <style:text-properties officeooo:rsid="004c057e"/>
    </style:style>
    <style:style style:name="T16" style:family="text">
      <style:text-properties officeooo:rsid="0053841c"/>
    </style:style>
    <style:style style:name="T17" style:family="text">
      <style:text-properties officeooo:rsid="0062ab94"/>
    </style:style>
    <style:style style:name="T18" style:family="text">
      <style:text-properties officeooo:rsid="006ecf5f"/>
    </style:style>
    <style:style style:name="T19" style:family="text">
      <style:text-properties officeooo:rsid="007f471f"/>
    </style:style>
    <style:style style:name="T20" style:family="text">
      <style:text-properties officeooo:rsid="0093b82e"/>
    </style:style>
    <style:style style:name="T21" style:family="text">
      <style:text-properties officeooo:rsid="0095ba6c"/>
    </style:style>
    <style:style style:name="T22" style:family="text">
      <style:text-properties officeooo:rsid="0099254b"/>
    </style:style>
    <style:style style:name="T23" style:family="text">
      <style:text-properties officeooo:rsid="00996162"/>
    </style:style>
    <style:style style:name="T24" style:family="text">
      <style:text-properties officeooo:rsid="00a3b340"/>
    </style:style>
    <style:style style:name="T25" style:family="text">
      <style:text-properties officeooo:rsid="00b507a9"/>
    </style:style>
    <style:style style:name="T26" style:family="text">
      <style:text-properties officeooo:rsid="00d27eb7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officeooo:rsid="00202295"/>
    </style:style>
    <style:style style:name="T30" style:family="text">
      <style:text-properties officeooo:rsid="00f1b0a1"/>
    </style:style>
    <style:style style:name="T31" style:family="text">
      <style:text-properties officeooo:rsid="00f49660"/>
    </style:style>
    <style:style style:name="T32" style:family="text">
      <style:text-properties officeooo:rsid="00fc3951"/>
    </style:style>
    <style:style style:name="T33" style:family="text">
      <style:text-properties officeooo:rsid="00ff35e7"/>
    </style:style>
    <style:style style:name="T34" style:family="text">
      <style:text-properties officeooo:rsid="010661f5"/>
    </style:style>
    <style:style style:name="T35" style:family="text">
      <style:text-properties officeooo:rsid="01188f18"/>
    </style:style>
    <style:style style:name="T36" style:family="text">
      <style:text-properties officeooo:rsid="012dc693"/>
    </style:style>
    <style:style style:name="T37" style:family="text">
      <style:text-properties officeooo:rsid="01342167"/>
    </style:style>
    <style:style style:name="T38" style:family="text">
      <style:text-properties officeooo:rsid="013d21e2"/>
    </style:style>
    <style:style style:name="T39" style:family="text">
      <style:text-properties officeooo:rsid="014696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LISTA 1. </text:span><text:span text:style-name="T2">ZADANIE</text:span><text:span text:style-name="T1"> </text:span><text:span text:style-name="T4">3</text:span><text:span text:style-name="T1">.</text:span> <text:span text:style-name="T26">Metoda "fraz rzeczownikowych"</text:span></text:p>
      <text:p text:style-name="P46"/>
      <text:p text:style-name="P47">Metoda "fraz rzeczownikowych"</text:p>
      <text:p text:style-name="P48"/>
      <text:p text:style-name="P3"><text:span text:style-name="T5">Główny scenariusz sukcesu</text:span><text:span text:style-name="T29">:</text:span></text:p>
      <text:list xml:id="list2783102493987930258" text:style-name="L1">
        <text:list-item>
          <text:p text:style-name="P49"><text:span text:style-name="T27">Klient</text:span> wsuwa <text:span text:style-name="T27">kartę</text:span> w przeznaczone do tego miejsce w bankomacie</text:p>
        </text:list-item>
        <text:list-item>
          <text:p text:style-name="P51">System wyświetla ekran wyboru języka, <text:span text:style-name="T15">klient dokonuje wyboru</text:span></text:p>
        </text:list-item>
        <text:list-item>
          <text:p text:style-name="P52">System wymaga podania <text:span text:style-name="T28">numeru PIN</text:span></text:p>
          <text:list>
            <text:list-item>
              <text:p text:style-name="P52">klient <text:span text:style-name="T27">wprowadza numer PIN</text:span></text:p>
            </text:list-item>
            <text:list-item>
              <text:p text:style-name="P52"><text:span text:style-name="T22">klient</text:span> zatwierdza <text:span text:style-name="T22">wybór odpowiednim przyciskiem</text:span></text:p>
            </text:list-item>
          </text:list>
        </text:list-item>
        <text:list-item>
          <text:p text:style-name="P53">Klient wybiera czy chce otrzymać <text:span text:style-name="T27">wydruk potwierdzenia transakcji</text:span></text:p>
        </text:list-item>
        <text:list-item>
          <text:p text:style-name="P54">Klient wybiera <text:span text:style-name="T27">opcję</text:span> wypłaty środków z konta</text:p>
        </text:list-item>
        <text:list-item>
          <text:p text:style-name="P55">Klient wybiera <text:span text:style-name="T27">kwotę wypłaty </text:span></text:p>
          <text:list>
            <text:list-item>
              <text:p text:style-name="P56">Klient wybiera jedną z sugerowanych kwot</text:p>
            </text:list-item>
          </text:list>
        </text:list-item>
        <text:list-item>
          <text:p text:style-name="P57">System pomniejsza <text:span text:style-name="T27">saldo</text:span> klienta o wybraną kwotę</text:p>
        </text:list-item>
        <text:list-item>
          <text:p text:style-name="P58">Klient odbiera kartę płatniczą</text:p>
        </text:list-item>
        <text:list-item>
          <text:p text:style-name="P59">Bankomat <text:span text:style-name="T27">wysuwa gotówkę</text:span> </text:p>
        </text:list-item>
        <text:list-item>
          <text:p text:style-name="P60">Klient odbiera <text:span text:style-name="T28">gotówkę</text:span></text:p>
        </text:list-item>
        <text:list-item>
          <text:p text:style-name="P61">Klient odbiera wydruk potwierdzenia transakcji (jeśli wybrał, że chce je otrzymać)</text:p>
        </text:list-item>
      </text:list>
      <text:p text:style-name="P1"><text:span text:style-name="T1">Alternatywne przepływy zdarzeń</text:span>:</text:p>
      <text:list xml:id="list4834215233436202326" text:style-name="L2">
        <text:list-item>
          <text:p text:style-name="P50">1a<text:span text:style-name="T14">)</text:span> Jeśli klient wsunie kartę do czytnika nieodpowiednią stroną, to bankomat wysunie kartę</text:p>
        </text:list-item>
        <text:list-item>
          <text:p text:style-name="P62">3.<text:span text:style-name="T23">2</text:span>a) Jeśli klient poda nieprawidłowy PIN, to <text:span text:style-name="T16">system wyświetla komunikat, że PIN jest błędny.</text:span></text:p>
          <text:list>
            <text:list-item>
              <text:p text:style-name="P63">1. Jeśli klient podał nieprawidłowy PIN po raz trzeci, to karta zostaje zablokowana i należy ją odblokować w oddziale banku</text:p>
            </text:list-item>
          </text:list>
        </text:list-item>
        <text:list-item>
          <text:p text:style-name="P64">4a) Jeśli klient wybierze opcję TAK, a wyd<text:span text:style-name="T17">ruk nie jest możliwy, to system wyświetla komunikat o tym oraz pytanie czy mimo to klient chce kontynuować</text:span></text:p>
        </text:list-item>
        <text:list-item>
          <text:p text:style-name="P65"><text:span text:style-name="T19">4b) </text:span>Jeśli klient wybierze opcję NIE, to bankomat zwraca kartę</text:p>
        </text:list-item>
      </text:list>
      <text:list xml:id="list5875531468806268187" text:style-name="L3">
        <text:list-item>
          <text:p text:style-name="P66">6.1a) <text:span text:style-name="T18">Klient wybiera opcję 'inna kwota' </text:span></text:p>
          <text:list>
            <text:list-item>
              <text:p text:style-name="P72"><text:span text:style-name="T7">1. Klient </text:span><text:span text:style-name="T8">wpisuje odpowiednią kwotę (co najmniej taką, jaka jest minimalna wysokość wypłaty)</text:span></text:p>
            </text:list-item>
          </text:list>
        </text:list-item>
      </text:list>
      <text:list xml:id="list1054642350156454572" text:style-name="L4">
        <text:list-item>
          <text:list>
            <text:list-item>
              <text:list>
                <text:list-item>
                  <text:p text:style-name="P73"><text:span text:style-name="T8">1</text:span><text:span text:style-name="T6">b) </text:span><text:span text:style-name="T9">Jeśli klient wprowadzi i zatwierdzi kwotę mniejszą od minimalnej kwoty wypłaty, to system wyświetli odpowiedni komunikat</text:span></text:p>
                </text:list-item>
              </text:list>
            </text:list-item>
          </text:list>
        </text:list-item>
      </text:list>
      <text:list xml:id="list150126003614366" text:continue-list="list5875531468806268187" text:style-name="L3">
        <text:list-item>
          <text:list>
            <text:list-item>
              <text:p text:style-name="P72"><text:span text:style-name="T10">2. Klient </text:span><text:span text:style-name="T8">zatwierdza </text:span><text:span text:style-name="T11">wybór </text:span><text:span text:style-name="T8">odpowiednim klawiszem</text:span></text:p>
            </text:list-item>
          </text:list>
        </text:list-item>
        <text:list-item>
          <text:p text:style-name="P74"><text:span text:style-name="T8">6</text:span><text:span text:style-name="T6">a) </text:span><text:span text:style-name="T12">W bankomacie nie ma wystarczającej ilości pieniędzy albo w bankomacie nie znajdują się banknoty, z których można uzyskać kwotę wybraną przez klienta</text:span></text:p>
        </text:list-item>
      </text:list>
      <text:list xml:id="list8264392266748936425" text:style-name="L5">
        <text:list-item>
          <text:list>
            <text:list-item>
              <text:p text:style-name="P67"><text:span text:style-name="T25">1. </text:span><text:span text:style-name="T12">System wraca do widoku wyboru transakcji </text:span><text:span text:style-name="T21">(pkt 5.)</text:span></text:p>
            </text:list-item>
          </text:list>
        </text:list-item>
      </text:list>
      <text:list xml:id="list150124312342081" text:continue-list="list4834215233436202326" text:style-name="L2">
        <text:list-item>
          <text:p text:style-name="P75"><text:span text:style-name="T6">7a) </text:span><text:span text:style-name="T13">Klient nie posiada wystarczających środków na koncie</text:span></text:p>
          <text:list>
            <text:list-item>
              <text:p text:style-name="P69">1. <text:span text:style-name="T20">System wyświetla odpowiedni komunikat</text:span></text:p>
            </text:list-item>
            <text:list-item>
              <text:p text:style-name="P68">2. System wraca do widoku wyboru transakcji <text:span text:style-name="T21">(pkt 5.)</text:span></text:p>
            </text:list-item>
          </text:list>
        </text:list-item>
      </text:list>
      <text:list xml:id="list224847662776311881" text:style-name="L6">
        <text:list-item>
          <text:p text:style-name="P70"><text:span text:style-name="T24">7b) Jeśli bankomat jest innego banku niż bank, w którym klient ma konto, to system </text:span>pomniejsza saldo klienta o odpowiednią opłatę</text:p>
        </text:list-item>
      </text:list>
      <text:p text:style-name="P1"><text:span text:style-name="T1">Specjalne wymagania</text:span>: brak</text:p>
      <text:p text:style-name="P23">Metoda "lista kategorii"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Transakcje biznesowe</text:p>
          </table:table-cell>
          <table:table-cell table:style-name="Table1.B1" office:value-type="string">
            <text:p text:style-name="P76">Withdrawal </text:p>
          </table:table-cell>
        </table:table-row>
        <table:table-row>
          <table:table-cell table:style-name="Table1.A2" office:value-type="string">
            <text:p text:style-name="P25">Przedmioty transakcji</text:p>
          </table:table-cell>
          <table:table-cell table:style-name="Table1.B2" office:value-type="string">
            <text:p text:style-name="P40">Money</text:p>
          </table:table-cell>
        </table:table-row>
        <table:table-row>
          <table:table-cell table:style-name="Table1.A2" office:value-type="string">
            <text:p text:style-name="P26">Produkt lub usługa związane z</text:p>
            <text:p text:style-name="P26">transakcją lub przedmiotem transakcji</text:p>
          </table:table-cell>
          <table:table-cell table:style-name="Table1.B2" office:value-type="string">
            <text:p text:style-name="P34">ATM, <text:span text:style-name="T32">AccountBalance</text:span></text:p>
          </table:table-cell>
        </table:table-row>
        <table:table-row>
          <table:table-cell table:style-name="Table1.A2" office:value-type="string">
            <text:p text:style-name="P26">Gdzie odnotowywana jest transakcja</text:p>
          </table:table-cell>
          <table:table-cell table:style-name="Table1.B2" office:value-type="string">
            <text:p text:style-name="P32">A<text:span text:style-name="T30">TM</text:span>Log, <text:span text:style-name="T31">AccountBalance</text:span></text:p>
          </table:table-cell>
        </table:table-row>
        <table:table-row>
          <table:table-cell table:style-name="Table1.A2" office:value-type="string">
            <text:p text:style-name="P26">Role osób i organizacji związanych z</text:p>
            <text:p text:style-name="P26">transakcją, aktorzy przypadków użycia</text:p>
          </table:table-cell>
          <table:table-cell table:style-name="Table1.B2" office:value-type="string">
            <text:p text:style-name="P33">Client</text:p>
          </table:table-cell>
        </table:table-row>
        <table:table-row>
          <table:table-cell table:style-name="Table1.A2" office:value-type="string">
            <text:p text:style-name="P27">Miejsce transakcji lub usługi</text:p>
          </table:table-cell>
          <table:table-cell table:style-name="Table1.B2" office:value-type="string">
            <text:p text:style-name="P35">Client</text:p>
          </table:table-cell>
        </table:table-row>
        <table:table-row>
          <table:table-cell table:style-name="Table1.A2" office:value-type="string">
            <text:p text:style-name="P27">Ważne zdarzenia które trzeba pamiętać</text:p>
          </table:table-cell>
          <table:table-cell table:style-name="Table1.B2" office:value-type="string">
            <text:p text:style-name="P36">Withdrawal, Payment</text:p>
          </table:table-cell>
        </table:table-row>
        <table:table-row>
          <table:table-cell table:style-name="Table1.A2" office:value-type="string">
            <text:p text:style-name="P28">Obiekty fizyczne</text:p>
          </table:table-cell>
          <table:table-cell table:style-name="Table1.B2" office:value-type="string">
            <text:p text:style-name="P37">Cash, Card, <text:span text:style-name="T33">ATM</text:span></text:p>
          </table:table-cell>
        </table:table-row>
        <table:table-row>
          <table:table-cell table:style-name="Table1.A2" office:value-type="string">
            <text:p text:style-name="P29">Opisy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9">Katalogi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9">Pojemniki</text:p>
          </table:table-cell>
          <table:table-cell table:style-name="Table1.B2" office:value-type="string">
            <text:p text:style-name="P38">ATM, <text:span text:style-name="T34">Account</text:span></text:p>
          </table:table-cell>
        </table:table-row>
        <table:table-row>
          <table:table-cell table:style-name="Table1.A2" office:value-type="string">
            <text:p text:style-name="P30">Przedmioty w pojemnikach</text:p>
          </table:table-cell>
          <table:table-cell table:style-name="Table1.B2" office:value-type="string">
            <text:p text:style-name="P39">Cash, <text:span text:style-name="T34">Money</text:span></text:p>
          </table:table-cell>
        </table:table-row>
        <table:table-row>
          <table:table-cell table:style-name="Table1.A2" office:value-type="string">
            <text:p text:style-name="P30">Systemy współpracujące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30">Dokumenty (finansowe, pracownicze,</text:p>
            <text:p text:style-name="P30">umowy)</text:p>
          </table:table-cell>
          <table:table-cell table:style-name="Table1.B2" office:value-type="string">
            <text:p text:style-name="P41">ATMLog</text:p>
          </table:table-cell>
        </table:table-row>
        <table:table-row>
          <table:table-cell table:style-name="Table1.A2" office:value-type="string">
            <text:p text:style-name="P31">Harmonogramy, rozkłady, instrukcje</text:p>
          </table:table-cell>
          <table:table-cell table:style-name="Table1.B2" office:value-type="string">
            <text:p text:style-name="P24"/>
          </table:table-cell>
        </table:table-row>
      </table:table>
      <text:p text:style-name="P4"/>
      <text:p text:style-name="P7">Atrybuty: </text:p>
      <text:p text:style-name="P5">ATM, AccountBalance, ATMLog, Client, Cash, Card, Account, <text:span text:style-name="T35">Bank</text:span></text:p>
      <text:p text:style-name="P6">Withdrawal,</text:p>
      <text:p text:style-name="P11"/>
      <text:p text:style-name="P21">Asocjacj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1">A jest transakcją związaną z inną transakcją B:</text:p>
          </table:table-cell>
          <table:table-cell table:style-name="Table2.B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6">A jest składnikiem transakcji B:</text:p>
          </table:table-cell>
          <table:table-cell table:style-name="Table2.B2" office:value-type="string">
            <text:p text:style-name="P43"><text:span text:style-name="T39">Cash</text:span> - Withdrawal</text:p>
          </table:table-cell>
        </table:table-row>
        <table:table-row>
          <table:table-cell table:style-name="Table2.A2" office:value-type="string">
            <text:p text:style-name="P16">A jest produktem lub usługą sprzedawaną w transakcji B:</text:p>
          </table:table-cell>
          <table:table-cell table:style-name="Table2.B2" office:value-type="string">
            <text:p text:style-name="P44">Cash - Withdrawal</text:p>
          </table:table-cell>
        </table:table-row>
        <table:table-row>
          <table:table-cell table:style-name="Table2.A2" office:value-type="string">
            <text:p text:style-name="P17">A jest rolą związaną z transakcją B:</text:p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8">A jest fizyczną lub logiczną częścią B:</text:p>
          </table:table-cell>
          <table:table-cell table:style-name="Table2.B2" office:value-type="string">
            <text:p text:style-name="P45">AccountBalance – Account </text:p>
          </table:table-cell>
        </table:table-row>
        <table:table-row>
          <table:table-cell table:style-name="Table2.A2" office:value-type="string">
            <text:p text:style-name="P13">A jest fizyczne lub logicznie zawarte w B:</text:p>
          </table:table-cell>
          <table:table-cell table:style-name="Table2.B2" office:value-type="string">
            <text:p text:style-name="P9">Cash – ATM</text:p>
          </table:table-cell>
        </table:table-row>
        <table:table-row>
          <table:table-cell table:style-name="Table2.A2" office:value-type="string">
            <text:p text:style-name="P19">A jest opisem B:</text:p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9">A jest zapisane/znane/odnotowane w B</text:p>
          </table:table-cell>
          <table:table-cell table:style-name="Table2.B2" office:value-type="string">
            <text:p text:style-name="P42">Withdrawal – ATMLog, </text:p>
            <text:p text:style-name="P77">Withdrawal – AccountBalance</text:p>
          </table:table-cell>
        </table:table-row>
        <table:table-row>
          <table:table-cell table:style-name="Table2.A2" office:value-type="string">
            <text:p text:style-name="P15">A jest członkiem B:</text:p>
          </table:table-cell>
          <table:table-cell table:style-name="Table2.B2" office:value-type="string">
            <text:p text:style-name="P14">Client - Bank</text:p>
          </table:table-cell>
        </table:table-row>
        <table:table-row>
          <table:table-cell table:style-name="Table2.A2" office:value-type="string">
            <text:p text:style-name="P20">A jest organizacyjną podjednostką B:</text:p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2">A wykorzystuje/zarządza/posiada B:</text:p>
          </table:table-cell>
          <table:table-cell table:style-name="Table2.B2" office:value-type="string">
            <text:p text:style-name="P10">Bank – ATM, <text:span text:style-name="T36">Client – Card, Client – Account 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0:46:36.633441707</meta:creation-date>
    <dc:date>2018-03-08T15:01:24.075480716</dc:date>
    <meta:editing-duration>PT6H10M54S</meta:editing-duration>
    <meta:editing-cycles>238</meta:editing-cycles>
    <meta:generator>LibreOffice/5.1.6.2$Linux_X86_64 LibreOffice_project/10m0$Build-2</meta:generator>
    <meta:document-statistic meta:table-count="2" meta:image-count="0" meta:object-count="0" meta:page-count="2" meta:paragraph-count="87" meta:word-count="505" meta:character-count="3366" meta:non-whitespace-character-count="2962"/>
  </office:meta>
</office:document-meta>
</file>